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453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1.3839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ymbols/Block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/Block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[ Alternate Alleles/Loci 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Loci</text:p>
          </table:table-cell>
          <table:table-cell office:value-type="string" calcext:value-type="string">
            <text:p>Allele Alphabet Size</text:p>
          </table:table-cell>
          <table:table-cell office:value-type="string" calcext:value-type="string">
            <text:p>Blocks/Gamete</text:p>
          </table:table-cell>
          <table:table-cell office:value-type="string" calcext:value-type="string">
            <text:p>Bytes/Gamete</text:p>
          </table:table-cell>
        </table:table-row>
        <table:table-row table:style-name="ro1">
          <table:table-cell office:value-type="string" calcext:value-type="string">
            <text:p>ESP (4/1/2014)</text:p>
          </table:table-cell>
          <table:table-cell office:value-type="float" office:value="1984429" calcext:value-type="float">
            <text:p>1984429</text:p>
          </table:table-cell>
          <table:table-cell table:formula="of:=[.B6]*[.$B$3]" office:value-type="float" office:value="3968858" calcext:value-type="float">
            <text:p/>
          </table:table-cell>
          <table:table-cell table:formula="of:=CEILING([.C6]/[.$B$1];1)" office:value-type="float" office:value="62014" calcext:value-type="float">
            <text:p/>
          </table:table-cell>
          <table:table-cell table:formula="of:=[.D6]*[.$B$2]" office:value-type="float" office:value="496112" calcext:value-type="float">
            <text:p/>
          </table:table-cell>
        </table:table-row>
        <table:table-row table:style-name="ro1">
          <table:table-cell office:value-type="string" calcext:value-type="string">
            <text:p>1000G (high confidence)</text:p>
          </table:table-cell>
          <table:table-cell office:value-type="float" office:value="28596441" calcext:value-type="float">
            <text:p>28596441</text:p>
          </table:table-cell>
          <table:table-cell table:formula="of:=[.B7]*[.$B$3]" office:value-type="float" office:value="57192882" calcext:value-type="float">
            <text:p/>
          </table:table-cell>
          <table:table-cell table:formula="of:=CEILING([.C7]/[.$B$1];1)" office:value-type="float" office:value="893639" calcext:value-type="float">
            <text:p/>
          </table:table-cell>
          <table:table-cell table:formula="of:=[.D7]*[.$B$2]" office:value-type="float" office:value="7149112" calcext:value-type="float">
            <text:p/>
          </table:table-cell>
        </table:table-row>
        <table:table-row table:style-name="ro1">
          <table:table-cell office:value-type="string" calcext:value-type="string">
            <text:p>DBSNP 137</text:p>
          </table:table-cell>
          <table:table-cell office:value-type="float" office:value="52054804" calcext:value-type="float">
            <text:p>52054804</text:p>
          </table:table-cell>
          <table:table-cell table:formula="of:=[.B8]*[.$B$3]" office:value-type="float" office:value="104109608" calcext:value-type="float">
            <text:p/>
          </table:table-cell>
          <table:table-cell table:formula="of:=CEILING([.C8]/[.$B$1];1)" office:value-type="float" office:value="1626713" calcext:value-type="float">
            <text:p/>
          </table:table-cell>
          <table:table-cell table:formula="of:=[.D8]*[.$B$2]" office:value-type="float" office:value="13013704" calcext:value-type="float">
            <text:p/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float" office:value="100" calcext:value-type="float">
            <text:p>100</text:p>
          </table:table-cell>
          <table:table-cell table:formula="of:=[.B9]*[.$B$3]" office:value-type="float" office:value="200" calcext:value-type="float">
            <text:p/>
          </table:table-cell>
          <table:table-cell table:formula="of:=CEILING([.C9]/[.$B$1];1)" office:value-type="float" office:value="4" calcext:value-type="float">
            <text:p/>
          </table:table-cell>
          <table:table-cell table:formula="of:=[.D9]*[.$B$2]" office:value-type="float" office:value="32" calcext:value-type="float">
            <text:p/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float" office:value="1000" calcext:value-type="float">
            <text:p>1000</text:p>
          </table:table-cell>
          <table:table-cell table:formula="of:=[.B10]*[.$B$3]" office:value-type="float" office:value="2000" calcext:value-type="float">
            <text:p/>
          </table:table-cell>
          <table:table-cell table:formula="of:=CEILING([.C10]/[.$B$1];1)" office:value-type="float" office:value="32" calcext:value-type="float">
            <text:p/>
          </table:table-cell>
          <table:table-cell table:formula="of:=[.D10]*[.$B$2]" office:value-type="float" office:value="25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08:38:01.975603134</meta:creation-date>
    <dc:date>2014-06-06T16:35:52.034869803</dc:date>
    <meta:editing-duration>PT6H56M59S</meta:editing-duration>
    <meta:editing-cycles>1</meta:editing-cycles>
    <meta:document-statistic meta:table-count="1" meta:cell-count="36" meta:object-count="0"/>
    <meta:generator>LibreOffice/4.2.3.2$Linux_X86_64 LibreOffice_project/5b49ae607df7cb5a837397b40c7dba9b437980e9</meta:generator>
  </office:meta>
</office:document-meta>
</file>